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39d55" officeooo:paragraph-rsid="00139d55"/>
    </style:style>
    <style:style style:name="P2" style:family="paragraph" style:parent-style-name="Standard">
      <style:text-properties officeooo:rsid="00153964" officeooo:paragraph-rsid="00153964"/>
    </style:style>
    <style:style style:name="P3" style:family="paragraph" style:parent-style-name="Standard">
      <style:text-properties officeooo:rsid="00159420" officeooo:paragraph-rsid="00159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B]前言[/B]</text:p>
      <text:p text:style-name="P3">最近在学习 dex 的文件格式 ，非虫的 《Android 软件安全与逆向分析》里 dex 的章节内容，其实信息量蛮大的 。阅读过一遍后 ，觉得对dex 的文件格式的学习还少点什么 。下一章 odex 内容看了几行后 ，这种不安全的感觉愈发变得强烈起来 ，会想起“空中楼阁”的寓言 。决定自己写一个可执行的小程序 ，编译成 .dex 格式 ，分析过一遍后再往下进行书的内容 。觉得这东西总归是基础功 ，属于必须熟悉的那一类 。</text:p>
      <text:p text:style-name="P3"/>
      <text:p text:style-name="P3">分析的过程尽量不去翻书 ，尽量模拟原生的分析过程 。一些结构的定义 ，多有参考 Android Open Source Project 上的在线文档 。</text:p>
      <text:p text:style-name="P3"/>
      <text:p text:style-name="P3">参考的官网文档 ：</text:p>
      <text:p text:style-name="P3">[URL="http://source.android.com/devices/tech/dalvik/dex-format.html"]Dalvik Executable Format[/URL]</text:p>
      <text:p text:style-name="P3"/>
      <text:p text:style-name="P3">一方面反刍已经学到的东西 ，一方面把分析的过程里记录的东西整理出来 。感觉信息量巨大，不记录下来用脑袋肯定记忆不住，好记性不如烂笔头 ，我都想把这一大堆东西起一个叫做“烂笔头”的外号了。最初看书的时候是用笔在纸上写写画画的 ，后来借助了 office 表格做标记 ，所以也有些图表出来 。</text:p>
      <text:p text:style-name="P3"/>
      <text:p text:style-name="P3">下面是内容 ：</text:p>
      <text:p text:style-name="P3"/>
      <text:p text:style-name="P3"/>
      <text:p text:style-name="P3">[B]第一部分 ：创造一个可供分析的 Hello.dex [/B]</text:p>
      <text:p text:style-name="P3"/>
      <text:p text:style-name="P3">之前有写一个帖子来描述，后面的分析也是基于这个 Hello.dex 。</text:p>
      <text:p text:style-name="P3"/>
      <text:p text:style-name="P3">【原创】使用 dalvikvm 执行一个运行于命令行的 Hello World </text:p>
      <text:p text:style-name="P3">[URL="http://bbs.pediy.com/showthread.php?t=184592"]http://bbs.pediy.com/showthread.php?t=184592[/URL]</text:p>
      <text:p text:style-name="P3"/>
      <text:p text:style-name="P3"><text:tab/></text:p>
      <text:p text:style-name="P3">对于生成的 Hello.dex 在 linux 下使用 <text:s/>vi -b Hello.dex 命令打开它 ，此命令必须添加 -b 选项 ，否则在输入下一个命令时 ，会有丢失行信息的提示。</text:p>
      <text:p text:style-name="P3"/>
      <text:p text:style-name="P3">然后在命令模式下输入 :%!xxd 命令就可以转化为 2 进制的表示方式 。</text:p>
      <text:p text:style-name="P3"/>
      <text:p text:style-name="P3">[B]第二部分 ： 分析过程[/B]</text:p>
      <text:p text:style-name="P3">[B]1. dex 整个文件的布局[/B]</text:p>
      <text:p text:style-name="P3"/>
      <text:p text:style-name="P3">逻辑上 ，可以把 dex 文件分成 3 个区 ，文件头 、索引区和数据区 , 索引区的 ids 后缀为 identifiers 的缩写 , 意思是某件东西的识别码 。</text:p>
      <text:p text:style-name="P3"/>
      <text:p text:style-name="P3">1. header<text:tab/><text:tab/>// 文件头</text:p>
      <text:p text:style-name="P3"/>
      <text:p text:style-name="P3">2. string_ids<text:tab/>// string 索引</text:p>
      <text:p text:style-name="P3">3. type_ids<text:tab/>// type 索引</text:p>
      <text:p text:style-name="P3">4. proto_ids<text:tab/>// method prototype 索引</text:p>
      <text:p text:style-name="P3">5. field_ids<text:tab/>// field 索引</text:p>
      <text:p text:style-name="P3">6. method_ids<text:tab/>// method 索引</text:p>
      <text:p text:style-name="P3"/>
      <text:p text:style-name="P3">7. class_defs<text:tab/>// class 定义</text:p>
      <text:p text:style-name="P3">8. data<text:tab/><text:tab/>// 数据</text:p>
      <text:p text:style-name="P3">9. link_data<text:tab/>// 静态连接文件</text:p>
      <text:p text:style-name="P3"><text:soft-page-break/></text:p>
      <text:p text:style-name="P3">[B]2. <text:s/>header[/B]</text:p>
      <text:p text:style-name="P3"/>
      <text:p text:style-name="P3">dex 文件里的 header 。除了描述 .dex 文件的文件信息外 ，还有文件里其它各个区域的索引。header 对应成结构体类型 ，逻辑上的描述我用结构体 header_item <text:s/>来理解它 <text:s/>。先给出结构体里面用到的数据类型ubyte 和 uint 的解释 <text:s/>，然后再是结构体的描述 ，后面对各种结构描述的时候也是用的这种方法 。</text:p>
      <text:p text:style-name="P3">[CODE]</text:p>
      <text:p text:style-name="P3">ubyte <text:tab/>8-bit unsinged int</text:p>
      <text:p text:style-name="P3">uint <text:tab/>32-bit unsigned int, little-endian;</text:p>
      <text:p text:style-name="P3"/>
      <text:p text:style-name="P3">struct header_item</text:p>
      <text:p text:style-name="P3">{</text:p>
      <text:p text:style-name="P3">[COLOR="Navy"]<text:tab/>ubyte[8] <text:tab/>magic;</text:p>
      <text:p text:style-name="P3"><text:tab/>unit <text:tab/><text:tab/>checksum;</text:p>
      <text:p text:style-name="P3"><text:tab/>ubyte[20]<text:tab/>siganature;</text:p>
      <text:p text:style-name="P3"><text:tab/>uint<text:tab/><text:tab/>file_size;</text:p>
      <text:p text:style-name="P3"><text:tab/>uint<text:tab/><text:tab/>header_size;</text:p>
      <text:p text:style-name="P3"><text:tab/>unit<text:tab/><text:tab/>endian_tag;[/COLOR]</text:p>
      <text:p text:style-name="P3"><text:tab/>uint<text:tab/><text:tab/>link_size;</text:p>
      <text:p text:style-name="P3"><text:tab/>uint<text:tab/><text:tab/>link_off;</text:p>
      <text:p text:style-name="P3">[COLOR="navy"]<text:tab/>uint<text:tab/><text:tab/>map_off;[/COLOR]</text:p>
      <text:p text:style-name="P3"/>
      <text:p text:style-name="P3"><text:tab/>uint<text:tab/><text:tab/>string_ids_size;</text:p>
      <text:p text:style-name="P3"><text:tab/>uint <text:tab/><text:tab/>string_ids_off;</text:p>
      <text:p text:style-name="P3"><text:tab/>uint<text:tab/><text:tab/>type_ids_size;</text:p>
      <text:p text:style-name="P3"><text:tab/>uint<text:tab/><text:tab/>type_ids_off;</text:p>
      <text:p text:style-name="P3"><text:tab/>uint<text:tab/><text:tab/>proto_ids_size;</text:p>
      <text:p text:style-name="P3"><text:tab/>uint<text:tab/><text:tab/>proto_ids_off;</text:p>
      <text:p text:style-name="P3"><text:tab/>uint<text:tab/><text:tab/>method_ids_size;</text:p>
      <text:p text:style-name="P3"><text:tab/>uint<text:tab/><text:tab/>method_ids_off;</text:p>
      <text:p text:style-name="P3"><text:tab/>uint<text:tab/><text:tab/>class_defs_size;</text:p>
      <text:p text:style-name="P3"><text:tab/>uint<text:tab/><text:tab/>class_defs_off;</text:p>
      <text:p text:style-name="P3"><text:tab/>uint<text:tab/><text:tab/>data_size;</text:p>
      <text:p text:style-name="P3"><text:tab/>uint<text:tab/><text:tab/>data_off;</text:p>
      <text:p text:style-name="P3">}</text:p>
      <text:p text:style-name="P3">[/CODE]</text:p>
      <text:p text:style-name="P3"><text:tab/>里面的元素里 ，除了蓝色字体标志的 ，都是一对一对以 _size 和 _off <text:s/>为后缀 ，_size 表示对应区块里元素的个数或大小 ，off 表示距离文件起始位置的偏移量 , 是 offset 的略写 。蓝色色字体标志的 ，多是描述该 .dex 文件信息的内容 .</text:p>
      <text:p text:style-name="P3"/>
      <text:p text:style-name="P3"><text:tab/>Header 的大小固定为 0x70 , 偏移地址从 0x00 到 0x70 , 提取信息如下 ：</text:p>
      <text:p text:style-name="P3"/>
      <text:p text:style-name="P3">0000000: 6465 780a 3033 3500 175e 36c1 b501 e2db <text:s/>dex.035..^6.....</text:p>
      <text:p text:style-name="P3">0000010: 7635 4d97 1289 c008 30b1 506a 7512 4cfb <text:s/>v5M.....0.Pju.L.</text:p>
      <text:p text:style-name="P3">0000020: e402 0000 7000 0000 7856 3412 0000 0000 <text:s/>....p...xV4.....</text:p>
      <text:p text:style-name="P3">0000030: 0000 0000 4402 0000 0e00 0000 7000 0000 <text:s/>....D.......p...</text:p>
      <text:p text:style-name="P3">0000040: 0700 0000 a800 0000 0300 0000 c400 0000 <text:s/>................</text:p>
      <text:p text:style-name="P3">0000050: 0100 0000 e800 0000 0400 0000 f000 0000 <text:s/>................</text:p>
      <text:p text:style-name="P3">0000060: 0100 0000 1001 0000 b401 0000 3001 0000 <text:s/>............0...</text:p>
      <text:p text:style-name="P3"/>
      <text:p text:style-name="P3">根据结构体描述和 2 进制信息 ，整理出 header_item 的内容如下 ：</text:p>
      <text:p text:style-name="P3"><text:soft-page-break/></text:p>
      <text:p text:style-name="P3"/>
      <text:p text:style-name="P3"/>
      <text:p text:style-name="P3">里面一对一对以_size和_off为后缀的描述：data_size是以Byte为单位描述data区的大小，其余的_size都是描述该区里元素的个数；_off描述相对与文件起始位置的偏移量。其余的6个是描述.dex文件信息的，各项说明如下：</text:p>
      <text:p text:style-name="P3"/>
      <text:p text:style-name="P3">(1) magic value</text:p>
      <text:p text:style-name="P3"><text:tab/>这 8 个 字节一般是常量 ，为了使 .dex <text:s/>文件能够被识别出来 ，它必须出现在 .dex 文件的最开头的位置 。数组的值可以转换为一个字符串如下 ：</text:p>
      <text:p text:style-name="P3">[CODE]</text:p>
      <text:p text:style-name="P3"><text:tab/>{ 0x64 0x65 0x78 0x0a 0x30 0x33 0x35 0x00 } </text:p>
      <text:p text:style-name="P3"><text:s text:c="24"/>= "dex\n035\0"</text:p>
      <text:p text:style-name="P3">[/CODE]</text:p>
      <text:p text:style-name="P3"><text:tab/>中间是一个 ‘\n' 符号 ，后面 035 是 Dex 文件格式的版本 。</text:p>
      <text:p text:style-name="P3"/>
      <text:p text:style-name="P3">（2）checksum 和 signature </text:p>
      <text:p text:style-name="P3"><text:tab/>文件校验码 ，使用alder32 算法校验文件除去 maigc ，checksum 外余下的所有文件区域 ，用于检查文件错误 。</text:p>
      <text:p text:style-name="P3"><text:tab/>signature , 使用 SHA-1 算法 hash 除去 magic ,checksum 和 signature 外余下的所有文件区域 ，用于唯一识别本文件 。</text:p>
      <text:p text:style-name="P3"/>
      <text:p text:style-name="P3">（3）file_size </text:p>
      <text:p text:style-name="P3"><text:tab/>Dex 文件的大小 。</text:p>
      <text:p text:style-name="P3"/>
      <text:p text:style-name="P3">（4）header_size </text:p>
      <text:p text:style-name="P3"><text:tab/>header 区域的大小 ，单位 Byte ，一般固定为 0x70 常量 。</text:p>
      <text:p text:style-name="P3"/>
      <text:p text:style-name="P3">（5）endian_tag </text:p>
      <text:p text:style-name="P3"><text:tab/>大小端标签 ，标准 .dex 文件格式为 小端 ，此项一般固定为 0x1234 5678 常量 。</text:p>
      <text:p text:style-name="P3"/>
      <text:p text:style-name="P3">（6）map_off</text:p>
      <text:p text:style-name="P3"><text:tab/>map item 的偏移地址 ，该 item <text:s/>属于 data 区里的内容 ，值要大于等于 data_off 的大小 。结构如 map_list 描述 。</text:p>
      <text:p text:style-name="P3"/>
      <text:p text:style-name="P3">定义位置 ： data区 </text:p>
      <text:p text:style-name="P3">引用位置 ：header 区 。</text:p>
      <text:p text:style-name="P3">ushort 16-bit unsigned int, little-endian.</text:p>
      <text:p text:style-name="P3">uint <text:tab/>32-bit unsigned int, little-endian.</text:p>
      <text:p text:style-name="P3">[CODE]</text:p>
      <text:p text:style-name="P3">struct maplist</text:p>
      <text:p text:style-name="P3">{</text:p>
      <text:p text:style-name="P3"><text:tab/>uint <text:tab/><text:tab/>size;</text:p>
      <text:p text:style-name="P3"><text:tab/>map_item<text:tab/>list [size];</text:p>
      <text:p text:style-name="P3">}</text:p>
      <text:p text:style-name="P3"/>
      <text:p text:style-name="P3">struct map_item</text:p>
      <text:p text:style-name="P3">{</text:p>
      <text:p text:style-name="P3"><text:tab/>ushort type;</text:p>
      <text:p text:style-name="P3"><text:tab/>ushort unuse;</text:p>
      <text:p text:style-name="P3"><text:tab/>uint <text:tab/>size;</text:p>
      <text:p text:style-name="P3"><text:tab/>uint offset;</text:p>
      <text:p text:style-name="P3"><text:soft-page-break/>}</text:p>
      <text:p text:style-name="P3">[/CODE]</text:p>
      <text:p text:style-name="P3">map_list 里先用一个 uint 描述后面有 size 个 map_item , 后续就是对应的 size <text:s/>个 map_item 描述 。map_item 结构有 4 个元素 ： type 表示该 map_item 的类型 ，本节能用到的描述如下 ，详细Dalvik Executable Format 里 Type Code 的定义 ；size 表示再细分此 item ， 该类型的个数 ；offset 是第一个元素的针对文件初始位置的偏移量 ； unuse 是用对齐字节的 ，无实际用处 <text:s/>。</text:p>
      <text:p text:style-name="P3"/>
      <text:p text:style-name="P3"/>
      <text:p text:style-name="P3">header-&gt;map_off = 0x0244 , 偏移为 0244 的位置值为 0x 000d 。</text:p>
      <text:p text:style-name="P3">每个 map_item 描述占用 12 Byte ， 整个 map_list 占用 12 * size + 4 个字节 。所以整个 map_list 占用空间为 12 * 13 + 4 = 160 = 0x00a0 ， 占用空间为 0x 0244 ~ 0x 02E3 。从文件内容上看 ，也是从 0x 0244 到文件结束的位置 。</text:p>
      <text:p text:style-name="P3"/>
      <text:p text:style-name="P3">0000240: c802 0000 0d00 0000 0000 0000 0100 0000 <text:s/>................</text:p>
      <text:p text:style-name="P3">0000250: 0000 0000 0100 0000 0e00 0000 7000 0000 <text:s/>............p...</text:p>
      <text:p text:style-name="P3">0000260: 0200 0000 0700 0000 a800 0000 0300 0000 <text:s/>................</text:p>
      <text:p text:style-name="P3">0000270: 0300 0000 c400 0000 0400 0000 0100 0000 <text:s/>................</text:p>
      <text:p text:style-name="P3">0000280: e800 0000 0500 0000 0400 0000 f000 0000 <text:s/>................</text:p>
      <text:p text:style-name="P3">0000290: 0600 0000 0100 0000 1001 0000 0120 0000 <text:s/>............. ..</text:p>
      <text:p text:style-name="P3">00002a0: 0200 0000 3001 0000 0110 0000 0200 0000 <text:s/>....0...........</text:p>
      <text:p text:style-name="P3">00002b0: 6801 0000 0220 0000 0e00 0000 7601 0000 <text:s/>h.... ......v...</text:p>
      <text:p text:style-name="P3">00002c0: 0320 0000 0200 0000 2802 0000 0020 0000 <text:s/>. ......(.... ..</text:p>
      <text:p text:style-name="P3">00002d0: 0100 0000 3402 0000 0010 0000 0100 0000 <text:s/>....4...........</text:p>
      <text:p text:style-name="P3">00002e0: 4402 0000 <text:s text:c="31"/><text:tab/><text:tab/> <text:s text:c="5"/>D...</text:p>
      <text:p text:style-name="P3">地址 0x0244 的一个 uinit 的值为 0x0000 000d ，map_list - &gt; size = 0x0d = 13 ，说明后续有 13 个 map_item 。根据 map_item 的结构描述在0x0248 ~ 0x02e3 里的值 ，整理出这段二进制所表示的 13 个 map_item 内容 ，汇成表格如下 ：</text:p>
      <text:p text:style-name="P3"/>
      <text:p text:style-name="P3"/>
      <text:p text:style-name="P3">map_list - &gt; map_item 里的内容 ，有部分 item 跟 header 里面相应 item 的 offset 地址描述相同 。但 map_list 描述的更为全面些 ，又包括了 HEADER_ITEM , TYPE_LIST , STRING_DATA_ITEM <text:s/>等 ，最后还有它自己 TYPE_MAP_LIST 。</text:p>
      <text:p text:style-name="P3"/>
      <text:p text:style-name="P3">至此 ， header 部分描述完毕 ，它包括描述 .dex 文件的信息 ，其余各索引区和 data 区的偏移信息 ， 一个 map_list 结构 。map_list 里除了对索引区和数据区的偏移地址又一次描述 ，也有其它诸如 HEAD_ITEM , DEBUG_INFO_ITEM 等信息 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21:00:04.640000000</meta:creation-date>
    <dc:date>2014-02-19T21:18:22.245000000</dc:date>
    <meta:editing-duration>PT18M5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4" meta:paragraph-count="120" meta:word-count="1997" meta:character-count="5327" meta:non-whitespace-character-count="4519"/>
  </office:meta>
</office:document-meta>
</file>